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CE0000024A1DB116D5.png"/>
  <manifest:file-entry manifest:media-type="image/png" manifest:full-path="Pictures/1000000000000233000000FC7FE68ED8.png"/>
  <manifest:file-entry manifest:media-type="image/png" manifest:full-path="Pictures/1000000000000320000002585C39BAEF.png"/>
  <manifest:file-entry manifest:media-type="image/png" manifest:full-path="Pictures/10000000000004E4000003AF16F4EBA3.png"/>
  <manifest:file-entry manifest:media-type="image/png" manifest:full-path="Pictures/10000000000002D500000257C4379AA6.png"/>
  <manifest:file-entry manifest:media-type="image/png" manifest:full-path="Pictures/100000000000059E000003EEE406799D.png"/>
  <manifest:file-entry manifest:media-type="image/png" manifest:full-path="Pictures/100000000000063800000385329CFE26.png"/>
  <manifest:file-entry manifest:media-type="image/png" manifest:full-path="Pictures/100000000000059B000003822B7D18FB.png"/>
  <manifest:file-entry manifest:media-type="image/png" manifest:full-path="Pictures/10000000000004DE000003AFE5D8B438.png"/>
  <manifest:file-entry manifest:media-type="image/png" manifest:full-path="Pictures/10000000000004E5000003AFF18ED716.png"/>
  <manifest:file-entry manifest:media-type="image/png" manifest:full-path="Pictures/10000000000004DD000002DFC4714CE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title">
      <style:graphic-properties draw:fill-color="#ffffff" fo:min-height="2.593cm"/>
    </style:style>
    <style:style style:name="pr2" style:family="presentation" style:parent-style-name="lyt-blackandwhite-outline1">
      <style:graphic-properties draw:fill-color="#ffffff" fo:min-height="10.336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0.586cm"/>
    </style:style>
    <style:style style:name="pr6" style:family="presentation" style:parent-style-name="lyt-blackandwhite-notes">
      <style:graphic-properties draw:fill-color="#ffffff" fo:min-height="13.364cm"/>
    </style:style>
    <style:style style:name="pr7" style:family="presentation" style:parent-style-name="lyt-blackandwhite-outline1">
      <style:graphic-properties draw:stroke="none" draw:fill="none" fo:min-height="10.5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1">
        <office:forms form:automatic-focus="false" form:apply-design-mode="false"/>
        <draw:frame presentation:style-name="pr1" draw:text-style-name="P1" draw:layer="layout" svg:width="23.5cm" svg:height="2.593cm" svg:x="2cm" svg:y="2.025cm" presentation:class="title" presentation:user-transformed="true">
          <draw:text-box>
            <text:p>Data Structures</text:p>
          </draw:text-box>
        </draw:frame>
        <draw:frame presentation:style-name="pr2" draw:text-style-name="P2" draw:layer="layout" svg:width="24.599cm" svg:height="10.336cm" svg:x="2cm" svg:y="5.414cm" presentation:class="outline" presentation:user-transformed="true">
          <draw:text-box>
            <text:list text:style-name="L2">
              <text:list-item>
                <text:p>Linked Lists</text:p>
              </text:list-item>
            </text:list>
            <text:p/>
          </draw:text-box>
        </draw:frame>
        <draw:frame draw:style-name="gr1" draw:text-style-name="P3" draw:layer="layout" svg:width="14.895cm" svg:height="6.667cm" svg:x="6.695cm" svg:y="8.573cm">
          <draw:image xlink:href="Pictures/1000000000000233000000FC7FE68E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 presentation:placeholder="true">
          <draw:text-box/>
        </draw:frame>
        <draw:frame presentation:style-name="pr5" draw:layer="layout" svg:width="24.599cm" svg:height="10.586cm" svg:x="2cm" svg:y="5.414cm" presentation:class="outline" presentation:placeholder="true">
          <draw:text-box/>
        </draw:frame>
        <draw:frame draw:style-name="gr1" draw:text-style-name="P3" draw:layer="layout" svg:width="27.999cm" svg:height="17.521cm" svg:x="0.254cm" svg:y="1.27cm">
          <draw:image xlink:href="Pictures/100000000000059B000003822B7D18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 presentation:placeholder="true">
          <draw:text-box/>
        </draw:frame>
        <draw:frame presentation:style-name="pr5" draw:layer="layout" svg:width="24.599cm" svg:height="10.586cm" svg:x="2cm" svg:y="5.414cm" presentation:class="outline" presentation:placeholder="true">
          <draw:text-box/>
        </draw:frame>
        <draw:frame draw:style-name="gr3" draw:text-style-name="P3" draw:layer="layout" svg:width="27.999cm" svg:height="15.845cm" svg:x="0.001cm" svg:y="1.935cm">
          <draw:image xlink:href="Pictures/100000000000063800000385329CFE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Stack(LIFO)</text:p>
          </draw:text-box>
        </draw:frame>
        <draw:frame draw:style-name="gr4" draw:text-style-name="P3" draw:layer="layout" svg:width="16.144cm" svg:height="13.339cm" draw:transform="skewX (-0.0076794487087736) rotate (-0.00767944870996053) translate (6.096cm 4.743cm)">
          <draw:image xlink:href="Pictures/10000000000002D500000257C4379A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Queue(FIFO)</text:p>
          </draw:text-box>
        </draw:frame>
        <draw:frame draw:style-name="gr4" draw:text-style-name="P3" draw:layer="layout" svg:width="18.996cm" svg:height="15.504cm" svg:x="4.318cm" svg:y="4.064cm">
          <draw:image xlink:href="Pictures/10000000000002CE0000024A1DB116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Tree</text:p>
          </draw:text-box>
        </draw:frame>
        <draw:frame draw:style-name="gr4" draw:text-style-name="P3" draw:layer="layout" svg:width="25.654cm" svg:height="15.513cm" svg:x="1.016cm" svg:y="4.572cm">
          <draw:image xlink:href="Pictures/10000000000004DD000002DFC4714C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Binary Tree with Integers</text:p>
          </draw:text-box>
        </draw:frame>
        <draw:frame draw:style-name="gr4" draw:text-style-name="P3" draw:layer="layout" svg:width="22.216cm" svg:height="14.558cm" svg:x="2.54cm" svg:y="4.572cm">
          <draw:image xlink:href="Pictures/100000000000059E000003EEE40679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Hash Table</text:p>
          </draw:text-box>
        </draw:frame>
        <draw:frame draw:style-name="gr4" draw:text-style-name="P3" draw:layer="layout" svg:width="22.421cm" svg:height="15.903cm" svg:x="2.725cm" svg:y="4.163cm">
          <draw:image xlink:href="Pictures/10000000000004E5000003AFF18ED7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1T1">
        <office:forms form:automatic-focus="false" form:apply-design-mode="false"/>
        <draw:frame draw:style-name="gr4" draw:text-style-name="P3" draw:layer="layout" svg:width="27.88cm" svg:height="20.999cm" svg:x="0.12cm" svg:y="0.001cm">
          <draw:image xlink:href="Pictures/10000000000004E4000003AF16F4EB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 presentation:placeholder="true">
          <draw:text-box/>
        </draw:frame>
        <draw:frame presentation:style-name="pr5" draw:layer="layout" svg:width="24.599cm" svg:height="10.586cm" svg:x="2cm" svg:y="5.4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1T1">
        <office:forms form:automatic-focus="false" form:apply-design-mode="false"/>
        <draw:frame draw:style-name="gr4" draw:text-style-name="P3" draw:layer="layout" svg:width="27.746cm" svg:height="20.999cm" svg:x="0.254cm" svg:y="0cm">
          <draw:image xlink:href="Pictures/10000000000004DE000003AFE5D8B4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Structures Covered</text:p>
          </draw:text-box>
        </draw:frame>
        <draw:frame presentation:style-name="pr7" draw:layer="layout" svg:width="24.599cm" svg:height="10.586cm" svg:x="2cm" svg:y="5.588cm" presentation:class="outline" presentation:user-transformed="true">
          <draw:text-box>
            <text:list text:style-name="L2">
              <text:list-item>
                <text:p>Linked List</text:p>
              </text:list-item>
              <text:list-item>
                <text:p>Stack</text:p>
              </text:list-item>
              <text:list-item>
                <text:p>Queue</text:p>
              </text:list-item>
              <text:list-item>
                <text:p>Tree</text:p>
              </text:list-item>
              <text:list-item>
                <text:p>Hash T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wme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ackandwhite" style:page-layout-name="PM1" draw:style-name="Mdp1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1" draw:text-style-name="MP1" draw:layer="backgroundobjects" svg:width="6.523cm" svg:height="1.448cm" svg:x="1.5cm" svg:y="17.5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076cm" svg:y="17.6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Black and White</dc:title>
    <dc:description>Presentation Layout Template</dc:description>
    <meta:creation-date>2018-12-30T16:18:42.90</meta:creation-date>
    <dc:language>en-US</dc:language>
    <meta:editing-cycles>5</meta:editing-cycles>
    <meta:editing-duration>P1DT3H19M58S</meta:editing-duration>
    <meta:initial-creator>Giancarlo Rhodes</meta:initial-creator>
    <dc:date>2019-01-01T12:46:16.61</dc:date>
    <dc:creator>Giancarlo Rhodes</dc:creator>
    <meta:document-statistic meta:object-count="73"/>
    <meta:user-defined meta:name="Info 1"/>
    <meta:user-defined meta:name="Info 2"/>
    <meta:user-defined meta:name="Info 3"/>
    <meta:user-defined meta:name="Info 4"/>
    <meta:template xlink:type="simple" xlink:actuate="onRequest" xlink:title="Black and White" xlink:href="file:///C:/Program%20Files%20(x86)/OpenOffice%204/share/template/en-US/layout/lyt-blackandwhite.otp" meta:date="2006-12-14T14:28:03"/>
  </office:meta>
</office:document-meta>
</file>